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0000001E0EE121C74.png" manifest:media-type="image/png"/>
  <manifest:file-entry manifest:full-path="Pictures/100002010000025800000258E3A7D0A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="solid" draw:fill-color="#729fcf" draw:opacity="40%" draw:textarea-vertical-align="middle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2cm" svg:stroke-color="#ff3333" draw:marker-start-width="0.509cm" draw:marker-end-width="0.509cm" draw:fill-color="#ff3333" draw:opacity="40%" draw:textarea-horizontal-align="justify" draw:textarea-vertical-align="middle" draw:auto-grow-height="false" fo:padding-top="0.176cm" fo:padding-bottom="0.176cm" fo:padding-left="0.301cm" fo:padding-right="0.301cm" draw:shadow-opacity="40%"/>
    </style:style>
    <style:style style:name="gr4" style:family="graphic" style:parent-style-name="standard">
      <style:graphic-properties svg:stroke-width="0.102cm" svg:stroke-color="#000000" draw:marker-start-width="0.509cm" draw:marker-end-width="0.509cm" draw:fill="none" draw:textarea-vertical-align="middle" draw:auto-grow-height="false" fo:min-height="0.749cm" fo:min-width="0.499cm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39cm" svg:height="13.239cm" svg:x="3.637cm" svg:y="1.937cm">
          <draw:image xlink:href="Pictures/100002010000025800000258E3A7D0A1.png" xlink:type="simple" xlink:show="embed" xlink:actuate="onLoad">
            <text:p/>
          </draw:image>
        </draw:frame>
        <draw:frame draw:style-name="gr2" draw:text-style-name="P1" draw:layer="layout" svg:width="1.769cm" svg:height="1.767cm" svg:x="3.577cm" svg:y="3.52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5.278cm" svg:y="6.726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6.893cm" svg:y="1.914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8.518cm" svg:y="5.1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0.144cm" svg:y="8.4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1.82cm" svg:y="11.6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3.421cm" svg:y="13.316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5.097cm" svg:y="10.017cm">
          <draw:image xlink:href="Pictures/10000201000001E0000001E0EE121C74.png" xlink:type="simple" xlink:show="embed" xlink:actuate="onLoad">
            <text:p/>
          </draw:image>
        </draw:frame>
        <draw:custom-shape draw:style-name="gr3" draw:text-style-name="P1" draw:layer="layout" svg:width="1.534cm" svg:height="1.64cm" svg:x="13.577cm" svg:y="13.4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48cm" svg:height="1.657cm" svg:x="2.352cm" svg:y="11.851cm">
          <text:p/>
          <draw:enhanced-geometry svg:viewBox="0 0 21600 21600" draw:glue-points="21600 0 0 10800 21600 21600" draw:text-areas="13800 ?f9 21600 ?f10" draw:type="left-brace" draw:modifiers="1800 11323.114653586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3T12:03:56.368802594</meta:creation-date>
    <dc:date>2016-05-23T22:57:58.841586228</dc:date>
    <dc:creator>elucterio </dc:creator>
    <meta:editing-duration>PT10H8M5S</meta:editing-duration>
    <meta:editing-cycles>29</meta:editing-cycles>
    <meta:generator>LibreOffice/4.2.8.2$Linux_X86_64 LibreOffice_project/420m0$Build-2</meta:generator>
    <meta:document-statistic meta:object-count="11"/>
  </office:meta>
</office:document-meta>
</file>